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Standard"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9" style:family="paragraph" style:parent-style-name="Heading_20_2" style:master-page-name="">
      <style:paragraph-properties style:page-number="auto" fo:break-before="page"/>
    </style:style>
    <style:style style:name="P30" style:family="paragraph" style:parent-style-name="Heading_20_3">
      <style:text-properties fo:font-style="normal" style:font-style-asian="normal" style:font-style-complex="normal"/>
    </style:style>
    <style:style style:name="P31" style:family="paragraph" style:parent-style-name="List_20_1_20_Cont.">
      <style:text-properties fo:font-style="normal" style:font-style-asian="normal" style:font-style-complex="normal"/>
    </style:style>
    <style:style style:name="P32" style:family="paragraph" style:parent-style-name="List_20_1_20_Cont.">
      <style:text-properties fo:font-style="normal" fo:font-weight="normal" style:font-style-asian="normal" style:font-weight-asian="normal" style:font-style-complex="normal" style:font-weight-complex="normal"/>
    </style:style>
    <style:style style:name="P33" style:family="paragraph" style:parent-style-name="List_20_1_20_End">
      <style:text-properties fo:font-style="normal" fo:font-weight="normal" style:font-style-asian="normal" style:font-weight-asian="normal" style:font-style-complex="normal" style:font-weight-complex="normal"/>
    </style:style>
    <style:style style:name="P34" style:family="paragraph" style:parent-style-name="Contents_20_1">
      <style:paragraph-properties>
        <style:tab-stops>
          <style:tab-stop style:position="6.2673in" style:type="right" style:leader-style="dotted" style:leader-text="."/>
        </style:tab-stops>
      </style:paragraph-properties>
    </style:style>
    <style:style style:name="P35"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ourier New"/>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1/01/1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1</text:user-defined></text:p>
              </table:table-cell>
            </table:table-row>
          </table:table>
          <text:p text:style-name="Table"/>
        </draw:text-box>
      </draw:frame>
      <text:p text:style-name="P25"/>
      <text:list xml:id="list1224800210"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s/>0. <text:s/>Document Control<text:tab/>2</text:p>
          <text:p text:style-name="P35"><text:s/>0.1. <text:s/>Table of Contents<text:tab/>2</text:p>
          <text:p text:style-name="P35"><text:s/>0.2. <text:s/>References<text:tab/>2</text:p>
          <text:p text:style-name="P35"><text:s/>0.3. <text:s/>Document History<text:tab/>3</text:p>
          <text:p text:style-name="P35"><text:s/>0.4. <text:s/>Copyright<text:tab/>3</text:p>
          <text:p text:style-name="P34"><text:s/>1. <text:s/>Overview<text:tab/>4</text:p>
          <text:p text:style-name="P35"><text:s/>1.1. <text:s/>Package Overview<text:tab/>4</text:p>
          <text:p text:style-name="P34"><text:s/>2. <text:s/>Package Detail<text:tab/>6</text:p>
          <text:p text:style-name="P35"><text:s/>2.1. <text:s/>vdmj<text:tab/>6</text:p>
          <text:p text:style-name="P35"><text:s/>2.2. <text:s/>vdmj.lex<text:tab/>7</text:p>
          <text:p text:style-name="P35"><text:s/>2.3. <text:s/>vdmj.syntax<text:tab/>10</text:p>
          <text:p text:style-name="P35"><text:s/>2.4. <text:s/>vdmj.ast<text:tab/>12</text:p>
          <text:p text:style-name="P35"><text:s/>2.5. <text:s/>vdmj.types<text:tab/>12</text:p>
          <text:p text:style-name="P35"><text:s/>2.6. <text:s/>vdmj.expressions<text:tab/>14</text:p>
          <text:p text:style-name="P35"><text:s/>2.7. <text:s/>vdmj.statements <text:tab/>16</text:p>
          <text:p text:style-name="P35"><text:s/>2.8. <text:s/>vdmj.patterns<text:tab/>17</text:p>
          <text:p text:style-name="P35"><text:s/>2.9. <text:s/>vdmj.traces<text:tab/>18</text:p>
          <text:p text:style-name="P35"><text:s/>2.10. <text:s/>vdmj.definitions<text:tab/>20</text:p>
          <text:p text:style-name="P35"><text:s/>2.11. <text:s/>vdmj.modules<text:tab/>23</text:p>
          <text:p text:style-name="P35"><text:s/>2.12. <text:s/>vdmj.typechecker<text:tab/>24</text:p>
          <text:p text:style-name="P35"><text:s/>2.13. <text:s/>vdmj.pog<text:tab/>26</text:p>
          <text:p text:style-name="P35"><text:s/>2.14. <text:s/>vdmj.runtime<text:tab/>29</text:p>
          <text:p text:style-name="P35"><text:s/>2.15. <text:s/>vdmj.scheduler<text:tab/>36</text:p>
          <text:p text:style-name="P35"><text:s/>2.16. <text:s/>vdmj.values<text:tab/>49</text:p>
          <text:p text:style-name="P35"><text:s/>2.17. <text:s/>vdmj.commands<text:tab/>51</text:p>
          <text:p text:style-name="P35"><text:s/>2.18. <text:s/>vdmj.messages<text:tab/>52</text:p>
          <text:p text:style-name="P35"><text:s/>2.19. <text:s/>vdmj.debug<text:tab/>53</text:p>
          <text:p text:style-name="P35"><text:s/>2.20. <text:s/>vdmj.config<text:tab/>55</text:p>
          <text:p text:style-name="P35"><text:s/>2.21. <text:s/>vdmj.util<text:tab/>56</text:p>
          <text:p text:style-name="P34"><text:s/>3. <text:s/>External Interfaces<text:tab/>58</text:p>
          <text:p text:style-name="P35"><text:s/>3.1. <text:s/>The Native Call Interface<text:tab/>58</text:p>
          <text:p text:style-name="P35"><text:s/>3.2. <text:s/>The Remote Control Interface<text:tab/>58</text:p>
        </text:index-body>
      </text:table-of-content>
      <text:list xml:id="list160992327" text:continue-numbering="true" text:style-name="Outline">
        <text:list-item>
          <text:list>
            <text:list-item>
              <text:h text:style-name="P27" text:outline-level="2">References</text:h>
            </text:list-item>
          </text:list>
        </text:list-item>
      </text:list>
      <text:list xml:id="list888203647"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1785410716" text:continue-list="list160992327"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1">Issue 1.1</text:p>
          </table:table-cell>
          <table:table-cell table:style-name="DocHistory.A1" office:value-type="string">
            <text:p text:style-name="Table_20_Contents"><text:modification-date style:data-style-name="N37">21/01/11</text:modification-date></text:p>
          </table:table-cell>
          <table:table-cell table:style-name="DocHistory.A1" office:value-type="string">
            <text:p text:style-name="Table_20_Contents">Updated for Overture 1.0.0, added thread pools and non-det trace</text:p>
          </table:table-cell>
        </table:table-row>
      </table:table>
      <text:list xml:id="list77900325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90623348"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544112280"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format. This was originally to permit the Overture AST to be used by VDMJ, but without changing the type checking and runtime classes. It is no longer used.</text:p>
      <text:p text:style-name="Text_20_body"><text:soft-page-break/>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2045602360" text:continue-numbering="true" text:style-name="Outline">
        <text:list-item>
          <text:h text:style-name="Heading_20_1" text:outline-level="1">Package Detail</text:h>
          <text:list>
            <text:list-item>
              <text:h text:style-name="P28"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text:soft-page-break/>"Module" in the <text:s/>various names (ClassReader, readClasses, ClassTypeChecker etc.), and the <text:span text:style-name="T4">dialect </text:span><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642982732"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1019797777"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ext:soft-page-break/>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Standard"/>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8">%%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text:soft-page-break/>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898966122"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text:soft-page-break/>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780225605" text:continue-numbering="true" text:style-name="Outline">
        <text:list-item>
          <text:list>
            <text:list-item>
              <text:h text:style-name="Heading_20_2" text:outline-level="2">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ext:soft-page-break/>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268200633"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ext:soft-page-break/>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872398862"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740736019"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401789241"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564519694"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text:soft-page-break/>expressions and statements are resolved later when the main type checking pass requires them. </text:p>
      <text:p text:style-name="Text_20_body">Do we call them products or tuples? <text:s/>I went for ProductTypes and TupleValues in the end.</text:p>
      <text:list xml:id="list1430388359"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text:soft-page-break/>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text:soft-page-break/>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972173687"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535504961"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text:soft-page-break/>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2078124800"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952826625"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text:soft-page-break/>QuoteType and unions of thes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66514279"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199377003"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ext:soft-page-break/>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raceNode</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ext:soft-page-break/>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575168729"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1987069795"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ext:soft-page-break/>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1559519438"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text:soft-page-break/>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text:soft-page-break/>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627149131" text:continue-list="list1987069795"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286436807"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text:soft-page-break/>visible from a single module.</text:p>
      <text:p text:style-name="Text_20_body">The ModuleList class is important because it contains the "initialize" method which is used to set the initial state of all modules when the interpreter is started.</text:p>
      <text:list xml:id="list655699503"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1969922342" text:continue-list="list1559519438"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text:soft-page-break/>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209313659"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776261390" text:continue-list="list655699503"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2091323412"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text:soft-page-break/></text:p>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text:soft-page-break/>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331015565"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74898037"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ext:soft-page-break/>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
      <text:p text:style-name="Preformatted_20_Text"><text:tab/>InitThread iniThread = new InitThread(Thread.currentThread());</text:p>
      <text:p text:style-name="Preformatted_20_Text"><text:tab/>BasicSchedulableThread.setInitialThread(iniThread);</text:p>
      <text:p text:style-name="Preformatted_20_Text"/>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text:soft-page-break/></text:p>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soft-page-break/><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Basic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text:soft-page-break/></text:p>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683552601"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582348492" text:continue-list="list1209313659" text:style-name="List_20_1">
        <text:list-item>
          <text:p text:style-name="List_20_1_20_Start">The runtime system is initialized from the ClassList or ModuleList classes' initialize<text:span text:style-name="T4"> method.</text:span></text:p>
        </text:list-item>
        <text:list-item>
          <text:p text:style-name="P31">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1">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ext:soft-page-break/>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1879719896"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2">Lastly, local definitions are used to override anything inherited, and the set of members are passed, together with the superclass objects, to the ObjectValue constructor.</text:p>
        </text:list-item>
        <text:list-item>
          <text:p text:style-name="P33">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542380892" text:continue-list="list683552601" text:style-name="Outline">
        <text:list-item>
          <text:list>
            <text:list-item>
              <text:h text:style-name="P29"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ISchedulableThread</text:p>
          </table:table-cell>
          <table:table-cell table:style-name="Table4.B2" office:value-type="string">
            <text:p text:style-name="Table_20_Contents">Interface for all threads which is handled by the scheduler.</text:p>
          </table:table-cell>
        </table:table-row>
        <table:table-row table:style-name="Table4.2">
          <table:table-cell table:style-name="Table4.A2" office:value-type="string">
            <text:p text:style-name="Table_20_Contents">BasicSchedulableThread</text:p>
          </table:table-cell>
          <table:table-cell table:style-name="Table4.B2" office:value-type="string">
            <text:p text:style-name="Table_20_Contents">Static operations for thread signalling.</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SchedulablePoolThread</text:p>
          </table:table-cell>
          <table:table-cell table:style-name="Table4.B2" office:value-type="string">
            <text:p text:style-name="Table_20_Contents">An abstract pool thread that can be scheduled by the resource scheduler. Contains a static thread pool.</text:p>
          </table:table-cell>
        </table:table-row>
        <table:table-row table:style-name="Table4.2">
          <table:table-cell table:style-name="Table4.A2" office:value-type="string">
            <text:p text:style-name="Table_20_Contents">InitThread</text:p>
          </table:table-cell>
          <table:table-cell table:style-name="Table4.B2" office:value-type="string">
            <text:p text:style-name="Table_20_Contents">The main Java thread which starts up the evaluation.</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VDMJ running with the dialect VDM-RT has a <text:soft-page-break/>number of short living threads which is handled through a thread pool with a none blocking queue and no upper limit, this minimises the delay of creating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I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I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running.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text:soft-page-break/>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20).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Basic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Basic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or SchedulablePoolThread (which in turn implemets Runnable and uses a thread pool) both implements ISchedulable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BasicSchedulableThread.remove(this);</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ISchedulableThread is given a timeslice to run by the main thread calling the I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text:soft-page-break/>(possibly in several smaller steps, if other threads want smaller amounts of time). Note that a pause of zero will still cause the thread to do one time step.</text:p>
      <text:p text:style-name="Text_20_body">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or SchedulablePool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I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ISchedulableThread's duration method of course:</text:p>
      <text:p text:style-name="Text_20_body"/>
      <text:p text:style-name="Preformatted_20_Text"><text:soft-page-break/>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text:soft-page-break/></text:p>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text:soft-page-break/></text:p>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I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text:soft-page-break/></text:p>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Basic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2186040803"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712743604"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text:soft-page-break/></text:p>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text:soft-page-break/>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140205659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779492339"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text:soft-page-break/>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1941653816"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87681386"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1480937937" text:continue-numbering="true" text:style-name="Outline">
        <text:list-item>
          <text:list>
            <text:list-item>
              <text:h text:style-name="Heading_20_2" text:outline-level="2"><text:soft-page-break/>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text:soft-page-break/>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text:soft-page-break/>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156668988" text:continue-numbering="true" text:style-name="Outline">
        <text:list-item>
          <text:list>
            <text:list-item>
              <text:list>
                <text:list-item>
                  <text:h text:style-name="P30"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612910659"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724552228"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text:soft-page-break/>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089552254"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1109125200"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3">session </text:span><text:span text:style-name="T4">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1/01/1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1</text:user-defined></text:p>
            </table:table-cell>
            <table:table-cell table:style-name="Footing.A1" office:value-type="string">
              <text:p text:style-name="MP5">Copyright © Fujitsu Services 2011</text:p>
            </table:table-cell>
            <table:table-cell table:style-name="Footing.A1" office:value-type="string">
              <text:p text:style-name="MP6">Page <text:page-number text:select-page="current">2</text:page-number> of <text:page-count style:num-format="1">59</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1/01/11</text:modification-date></text:p>
              <text:p text:style-name="MP4"/>
            </table:table-cell>
          </table:table-row>
        </table:table>
        <text:p text:style-name="MP7"/>
      </style:header>
      <style:header-left>
        <text:p text:style-name="Header_20_left"/>
      </style:header-left>
      <style:footer>
        <text:p text:style-name="MP8">Copyright © <text:s/>Fujitsu Services,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J Design Specification</dc:title>
    <dc:description>The design specification for VDMJ.</dc:description>
    <meta:editing-cycles>181</meta:editing-cycles>
    <meta:editing-duration>PT57H28M36S</meta:editing-duration>
    <dc:date>2011-01-21T19:18:02</dc:date>
    <meta:keyword>VDMJ</meta:keyword>
    <dc:subject>VDMJ</dc:subject>
    <meta:document-statistic meta:table-count="40" meta:image-count="0" meta:object-count="0" meta:page-count="59" meta:paragraph-count="1725" meta:word-count="24605" meta:character-count="157155"/>
    <meta:user-defined meta:name="Info 1">1.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